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background-color="#00ff00"/>
    </style:style>
    <style:style style:name="P2" style:family="paragraph" style:parent-style-name="Standard" style:list-style-name="L1">
      <style:text-properties fo:background-color="#00ff00"/>
    </style:style>
    <style:style style:name="P3" style:family="paragraph" style:parent-style-name="Standard">
      <style:text-properties fo:background-color="transparent"/>
    </style:style>
    <style:style style:name="P4" style:family="paragraph" style:parent-style-name="Standard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background-color="#00ff00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Amjulib gltest</text:h>
      <text:p text:style-name="Standard"/>
      <text:h text:style-name="Heading_20_1" text:outline-level="1">TODO/Bugs</text:h>
      <text:p text:style-name="Standard"/>
      <text:p text:style-name="P1">Choose menu: have an on-screen button you can click, and another button for tweak menu.</text:p>
      <text:p text:style-name="Standard"/>
      <text:p text:style-name="Standard">Choose menu is empty</text:p>
      <text:p text:style-name="Standard"/>
      <text:p text:style-name="Standard">Menu list scrolls too much (horizontal scrolling was fair enough, as some text was longer than box).</text:p>
      <text:p text:style-name="P1">New choose menu, is not a separate state</text:p>
      <text:p text:style-name="Standard"/>
      <text:p text:style-name="P1">GUI in stereo view </text:p>
      <text:list xml:id="list6794952735725061981" text:style-name="L1">
        <text:list-item>
          <text:p text:style-name="P2">mouse coords need to adjust</text:p>
        </text:list-item>
        <text:list-item>
          <text:p text:style-name="P2">new smaller viewport is ignored for dialog elements</text:p>
        </text:list-item>
      </text:list>
      <text:p text:style-name="Standard"/>
      <text:p text:style-name="Standard">Scrolling list – slow down; don't keep going uncontrollably.</text:p>
      <text:p text:style-name="Standard">(Scrollbar?)</text:p>
      <text:p text:style-name="Standard"/>
      <text:h text:style-name="Heading_20_1" text:outline-level="1">VR: stereo + headtracking</text:h>
      <text:p text:style-name="Standard">How to easily add this to existing states?</text:p>
      <text:p text:style-name="Standard">We want to wrap up VR features, so you can have Oculus head tracking, or gyro/accelerometer input..? Or have an Oculus object that generates rotation events..?</text:p>
      <text:p text:style-name="Standard">Ideally have an AmjuGL function to set stereo mode and associated params.</text:p>
      <text:p text:style-name="Standard"><text:span text:style-name="T1">DrawDecorator </text:span>is the best fit: you specify a draw function, which is called twice.</text:p>
      <text:p text:style-name="Standard"/>
      <text:p text:style-name="Standard">Adding stereo to absolutely anything: <text:span text:style-name="T1">add it in Game::Draw </text:span>– but code which changes the viewport still won't work. Also there is no single camera, so nothing would work without changes.</text:p>
      <text:p text:style-name="Standard"/>
      <text:h text:style-name="Heading_20_1" text:outline-level="1">Tweak bar</text:h>
      <text:p text:style-name="P1">Needs checkbox element type.</text:p>
      <text:p text:style-name="P1">Checkbox for stereo</text:p>
      <text:p text:style-name="P1">Checkbox for barrel distortion</text:p>
      <text:p text:style-name="P3">Slider for distortion severity</text:p>
      <text:p text:style-name="Standard">Add slider for floats; <text:span text:style-name="T3">checkbox</text:span>; vec3 control: rotate sphere </text:p>
      <text:p text:style-name="P1">Common elements should always be included – OK add in GSBase</text:p>
      <text:p text:style-name="Standard">Fix bad text boxes on tweakable: no text boxes, sliders/other draggables to change values.</text:p>
      <text:p text:style-name="Standard"/>
      <text:p text:style-name="Standard">Add tweak bars for different states </text:p>
      <text:p text:style-name="P1">– common elements at least – base class function.</text:p>
      <text:p text:style-name="Standard"/>
      <text:h text:style-name="Heading_20_1" text:outline-level="1">Animation: MD2, MD3, AmjuGL Anim format</text:h>
      <text:p text:style-name="Standard"/>
      <text:p text:style-name="Standard">Add MD2 and MD3 states</text:p>
      <text:p text:style-name="Standard"/>
      <text:p text:style-name="Standard"/>
      <text:p text:style-name="Standard"/>
      <text:p text:style-name="Standard"><text:soft-page-break/>Patchwork: make this a separate demo?</text:p>
      <text:p text:style-name="Standard"/>
      <text:p text:style-name="Standard"/>
      <text:h text:style-name="Heading_20_1" text:outline-level="1">Mandelbrot</text:h>
      <text:p text:style-name="Standard">Have a texture lookup for colours</text:p>
      <text:p text:style-name="Standard">Drag to make zoom target</text:p>
      <text:p text:style-name="Standard">(Zoom out/undo: need a button to control zoom in/out)</text:p>
      <text:p text:style-name="Standard">Multiple texture/palettes?</text:p>
      <text:p text:style-name="Standard">VR: map space (-2..2) onto the inside of a sphere, so you can look all around.</text:p>
      <text:p text:style-name="Standard"/>
      <text:h text:style-name="Heading_20_1" text:outline-level="1">Lighting</text:h>
      <text:p text:style-name="Standard">Have dynamic lighting &amp; shadows in some kind of interesting environment</text:p>
      <text:p text:style-name="Standard">As is, it's suitable for Test, not Demo</text:p>
      <text:p text:style-name="Standard"/>
      <text:h text:style-name="Heading_20_1" text:outline-level="1">Water </text:h>
      <text:p text:style-name="P1">Sky box</text:p>
      <text:p text:style-name="P1">Cube map</text:p>
      <text:p text:style-name="Standard">Normal map</text:p>
      <text:p text:style-name="P1">Try sphere map, easiest – yes, but doesn't look like water, looks gloopy... good for custard.</text:p>
      <text:p text:style-name="Standard">Caustics – for underwater/goldfish bowl</text:p>
      <text:p text:style-name="Standard"/>
      <text:p text:style-name="Standard"/>
      <text:p text:style-name="Standard">Water 1</text:p>
      <text:p text:style-name="Standard">Mostly On CPU</text:p>
      <text:p text:style-name="Standard"/>
      <text:p text:style-name="Standard">Checkbox for CPU/GPU</text:p>
      <text:p text:style-name="Standard">Tweak mesh size</text:p>
      <text:p text:style-name="Standard">Checkbox for normal mapping, cube mapping, etc</text:p>
      <text:p text:style-name="Standard"/>
      <text:p text:style-name="Standard">C++ Noise, heights and normals calculated on CPU</text:p>
      <text:p text:style-name="Standard"/>
      <text:p text:style-name="Standard"/>
      <text:p text:style-name="Standard">Water 2</text:p>
      <text:p text:style-name="Standard">Mostly on GPU</text:p>
      <text:p text:style-name="Standard">GLSL noise, height and normals done on GPU</text:p>
      <text:p text:style-name="Standard">Tangents (x axis) never change! Always (1, 0, 0), right? Because triangles never rotate in x,z plane?!? Binormal needs recalculating.</text:p>
      <text:p text:style-name="Standard"/>
      <text:p text:style-name="Standard">Wind waker style: just like water 1 with cube map, or even just scrolling/scaling texture??</text:p>
      <text:p text:style-name="Standard"/>
      <text:p text:style-name="Standard">Mario Sunshine style: cube mapping, refraction → render everything under water line to texture?</text:p>
      <text:p text:style-name="Standard"/>
      <text:h text:style-name="Heading_20_1" text:outline-level="1">Goldfish</text:h>
      <text:p text:style-name="Standard">View from <text:span text:style-name="T2">inside </text:span>bowl.</text:p>
      <text:p text:style-name="Standard">Refraction etc. Multicoloured stones at bottom of spherical bowl.</text:p>
      <text:p text:style-name="Standard">Caustics</text:p>
      <text:p text:style-name="Standard">Draw bowl in shader? This saves needing a super high poly bowl...? Try mesh first.</text:p>
      <text:p text:style-name="Standard"><text:soft-page-break/></text:p>
      <text:p text:style-name="Standard"/>
      <text:p text:style-name="Standard">Zelda scenes: fire temple, water temple etc</text:p>
      <text:p text:style-name="Standard"/>
      <text:p text:style-name="Standard"/>
      <text:p text:style-name="Standard">Bogus SSAO</text:p>
      <text:p text:style-name="Standard"/>
      <text:p text:style-name="Standard"/>
      <text:p text:style-name="Standard"/>
      <text:p text:style-name="Standard">Depth of field</text:p>
      <text:p text:style-name="Standard"/>
      <text:p text:style-name="Standard"/>
      <text:h text:style-name="Heading_20_1" text:outline-level="1">GPU Ray tracer</text:h>
      <text:p text:style-name="Standard"/>
      <text:p text:style-name="Standard"/>
      <text:h text:style-name="Heading_20_1" text:outline-level="1">Car/explosion</text:h>
      <text:p text:style-name="Standard"/>
      <text:p text:style-name="Standard"/>
      <text:h text:style-name="Heading_20_1" text:outline-level="1">Procedural town</text:h>
      <text:p text:style-name="Standard"/>
      <text:h text:style-name="Heading_20_1" text:outline-level="1">Foam like bubble bath </text:h>
      <text:p text:style-name="Standard">This is a good challenging one</text:p>
      <text:p text:style-name="Standard"/>
      <text:h text:style-name="Heading_20_1" text:outline-level="1">States which are not required</text:h>
      <text:p text:style-name="Standard">Because other states supersede or include them.</text:p>
      <text:list xml:id="list3765293648357319784" text:style-name="L2">
        <text:list-item>
          <text:p text:style-name="P4">Env map</text:p>
        </text:list-item>
        <text:list-item>
          <text:p text:style-name="P4">Texture</text:p>
        </text:list-item>
        <text:list-item>
          <text:p text:style-name="P4">Shader wave?</text:p>
        </text:list-item>
        <text:list-item>
          <text:p text:style-name="P4">Terrain – absorb into Water, so we have something to refract</text:p>
        </text:list-item>
      </text:list>
      <text:p text:style-name="Standard">Texture: cube map, sphere map, normal map, multitexture – all in one, use viewports. - Can deprecate as these are used in other States. But can still do in test, (as opposed to demo)</text:p>
      <text:p text:style-name="Standard"/>
      <text:h text:style-name="Heading_20_1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son Colman</meta:initial-creator>
    <meta:creation-date>2014-12-21T17:13:35</meta:creation-date>
    <dc:date>2015-02-01T19:35:15</dc:date>
    <dc:creator>Jason Colman</dc:creator>
    <meta:editing-duration>P13DT8H29M2S</meta:editing-duration>
    <meta:editing-cycles>40</meta:editing-cycles>
    <meta:generator>OpenOffice/4.1.0$Unix OpenOffice.org_project/410m18$Build-9764</meta:generator>
    <meta:document-statistic meta:table-count="0" meta:image-count="0" meta:object-count="0" meta:page-count="3" meta:paragraph-count="77" meta:word-count="553" meta:character-count="3246"/>
  </office:meta>
</office:document-meta>
</file>